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5a85" officeooo:paragraph-rsid="0010d3ad"/>
    </style:style>
    <style:style style:name="P2" style:family="paragraph" style:parent-style-name="Standard">
      <style:text-properties officeooo:rsid="001604c2" officeooo:paragraph-rsid="001604c2"/>
    </style:style>
    <style:style style:name="P3" style:family="paragraph" style:parent-style-name="Standard">
      <style:text-properties fo:font-size="14pt" officeooo:rsid="001604c2" officeooo:paragraph-rsid="001604c2" style:font-size-asian="12.25pt" style:font-size-complex="14pt"/>
    </style:style>
    <style:style style:name="P4" style:family="paragraph" style:parent-style-name="Standard">
      <style:text-properties fo:font-weight="bold" officeooo:rsid="001604c2" officeooo:paragraph-rsid="001604c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ments on Project – Relational Model Phase:</text:p>
      <text:p text:style-name="P3"/>
      <text:p text:style-name="P3"/>
      <text:p text:style-name="P4">Joshua Dunham</text:p>
      <text:p text:style-name="P4"/>
      <text:p text:style-name="P1">A. The hardest part of the second phase was that how to format the relational model was a little unclear at first. As we went on it became clearer and the first draft corrections made what needed to be fixed very clear. </text:p>
      <text:p text:style-name="P1"/>
      <text:p text:style-name="P2">B. I liked that once the conceptual model was done it was pretty clear how to translate the conceptual model into the relational model. However the exact formatting was a little unclear and since our format was a little different than that of the book there was no good reference to use.</text:p>
      <text:p text:style-name="P2"/>
      <text:p text:style-name="P2">C. The most challenging part about this phase of the project was the confusion over how to format the relational model.</text:p>
      <text:p text:style-name="P2"/>
      <text:p text:style-name="P2">D. I would improve this portion of the project by creating a document that has the way the relational diagram is supposed to look clearly def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0:00:10.223000000</meta:creation-date>
    <dc:date>2015-11-12T16:16:48.169785334</dc:date>
    <meta:editing-duration>PT29M28S</meta:editing-duration>
    <meta:editing-cycles>4</meta:editing-cycles>
    <meta:generator>LibreOffice/4.2.6.3$Linux_X86_64 LibreOffice_project/420$Build-3</meta:generator>
    <dc:creator>004527158 </dc:creator>
    <meta:document-statistic meta:table-count="0" meta:image-count="0" meta:object-count="0" meta:page-count="1" meta:paragraph-count="6" meta:word-count="149" meta:character-count="830" meta:non-whitespace-character-count="685"/>
  </office:meta>
</office:document-meta>
</file>